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4e6" officeooo:paragraph-rsid="001204e6"/>
    </style:style>
    <style:style style:name="P2" style:family="paragraph" style:parent-style-name="Standard">
      <style:text-properties officeooo:rsid="0012d86e" officeooo:paragraph-rsid="0012d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</text:p>
      <text:p text:style-name="P1"/>
      <text:p text:style-name="P2">What’s the difference between pct_routes_fast and pct_rn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31T11:54:57.665989207</meta:creation-date>
    <dc:date>2022-03-31T11:56:03.705173666</dc:date>
    <meta:editing-duration>PT1M6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1" meta:paragraph-count="2" meta:word-count="8" meta:character-count="68" meta:non-whitespace-character-count="62"/>
  </office:meta>
</office:document-meta>
</file>